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Herman</text:p>
      <text:p text:style-name="Standard">Theory of Computation</text:p>
      <text:p text:style-name="Standard">Project 2, Puzzle Solver</text:p>
      <text:p text:style-name="Standard"/>
      <text:p text:style-name="Standard"><text:tab/>The first attempted solution was essentially a brute force solution that allowed some light optimizations. Instead of blindly creating every possible permutation of block combinations, it started with a blank board, then it non-deterministically placed every possibly valid combination of the largest block that it could. It picks the largest block so that you don't have two board configurations that come from placing blocks in different orders. Then, the algorithm organizes teh board configurations as a tree, with board configurations deriving from previous configurations. This lets the program stop a branch that would never yield a solution short. On smaller, simpler, or multi-character puzzles the short stopping optimizations eliminated most possible branches. Multi character puzzles are simpler because they provide more constraints, eliminating more choices. Like how, even though chess seems more complicated of a game than Go, its limits on moves and types of pieces means that it's easier for computers to understand and compute best moves than Go, where computers can still be beaten by top human players.</text:p>
      <text:p text:style-name="Standard"><text:tab/>However, the algorithm still scaled horribly, which I realized after trying the larger puzzles. The optimizations were not robust enough to offset the rapid increase in possible solutions. I knew I needed to understand more of the theoretical background behind the problem. So I started researching this kind of problem, which I discovered is called a constraint satisfaction problem. The block puzzle is a specific kind of constraint satisfaction problem called an exact cover problem. I also discovered that like many computer science problems, it's solvable using matr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6S</meta:editing-duration>
    <meta:editing-cycles>3</meta:editing-cycles>
    <meta:generator>OpenOffice/4.1.1$Win32 OpenOffice.org_project/411m6$Build-9775</meta:generator>
    <dc:date>2015-04-14T23:36:04.50</dc:date>
    <meta:document-statistic meta:table-count="0" meta:image-count="0" meta:object-count="0" meta:page-count="1" meta:paragraph-count="5" meta:word-count="267" meta:character-count="1757"/>
    <meta:user-defined meta:name="Info 1"/>
    <meta:user-defined meta:name="Info 2"/>
    <meta:user-defined meta:name="Info 3"/>
    <meta:user-defined meta:name="Info 4"/>
  </office:meta>
</office:document-meta>
</file>